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69mm" fo:break-before="auto" style:use-optimal-row-height="true"/>
    </style:style>
    <style:style style:name="ro13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60" style:family="table-cell" style:parent-style-name="Default">
      <style:table-cell-properties style:rotation-align="none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6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80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6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20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37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3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38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390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39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40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4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4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4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42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43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44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45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4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45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46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46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4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47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4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4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49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49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50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50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5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5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5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5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52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53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53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54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5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54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5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55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5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56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56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57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57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58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58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5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59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59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60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60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60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6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6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6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62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63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63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64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6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64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6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1"/>
        <table:table-row table:style-name="ro4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02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5">
          <table:table-cell table:style-name="ce2" office:value-type="string" calcext:value-type="string">
            <text:p>CPU:</text:p>
          </table:table-cell>
          <table:table-cell table:style-name="ce12"/>
          <table:table-cell table:style-name="ce361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378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382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386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390" office:value-type="float" office:value="2" calcext:value-type="float" table:number-columns-spanned="2" table:number-rows-spanned="1">
            <text:p>2</text:p>
          </table:table-cell>
          <table:covered-table-cell table:style-name="ce392"/>
          <table:table-cell table:style-name="ce398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06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12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23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29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35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43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51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55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59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63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71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76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82" office:value-type="string" calcext:value-type="string" table:number-columns-spanned="2" table:number-rows-spanned="1">
            <text:p>x</text:p>
          </table:table-cell>
          <table:covered-table-cell table:style-name="ce374"/>
          <table:table-cell table:style-name="ce488" table:number-columns-spanned="2" table:number-rows-spanned="1"/>
          <table:covered-table-cell table:style-name="ce374"/>
          <table:table-cell table:style-name="ce492" table:number-columns-spanned="2" table:number-rows-spanned="1"/>
          <table:covered-table-cell table:style-name="ce374"/>
          <table:table-cell table:style-name="ce496" table:number-columns-spanned="2" table:number-rows-spanned="1"/>
          <table:covered-table-cell table:style-name="ce374"/>
          <table:table-cell table:style-name="ce500" table:number-columns-spanned="2" table:number-rows-spanned="1"/>
          <table:covered-table-cell table:style-name="ce374"/>
          <table:table-cell table:style-name="ce506" table:number-columns-spanned="2" table:number-rows-spanned="1"/>
          <table:covered-table-cell table:style-name="ce374"/>
          <table:table-cell table:style-name="ce512" table:number-columns-spanned="2" table:number-rows-spanned="1"/>
          <table:covered-table-cell table:style-name="ce374"/>
          <table:table-cell table:style-name="ce516" table:number-columns-spanned="2" table:number-rows-spanned="1"/>
          <table:covered-table-cell table:style-name="ce374"/>
          <table:table-cell table:style-name="ce520" table:number-columns-spanned="2" table:number-rows-spanned="1"/>
          <table:covered-table-cell table:style-name="ce374"/>
          <table:table-cell table:style-name="ce524" table:number-columns-spanned="2" table:number-rows-spanned="1"/>
          <table:covered-table-cell table:style-name="ce374"/>
          <table:table-cell table:style-name="ce528" table:number-columns-spanned="2" table:number-rows-spanned="1"/>
          <table:covered-table-cell table:style-name="ce374"/>
          <table:table-cell table:style-name="ce532" table:number-columns-spanned="2" table:number-rows-spanned="1"/>
          <table:covered-table-cell table:style-name="ce374"/>
          <table:table-cell table:style-name="ce536" table:number-columns-spanned="2" table:number-rows-spanned="1"/>
          <table:covered-table-cell table:style-name="ce374"/>
          <table:table-cell table:style-name="ce540" table:number-columns-spanned="2" table:number-rows-spanned="1"/>
          <table:covered-table-cell table:style-name="ce374"/>
          <table:table-cell table:style-name="ce544" table:number-columns-spanned="2" table:number-rows-spanned="1"/>
          <table:covered-table-cell table:style-name="ce374"/>
          <table:table-cell table:style-name="ce548" table:number-columns-spanned="2" table:number-rows-spanned="1"/>
          <table:covered-table-cell table:style-name="ce374"/>
          <table:table-cell table:style-name="ce552" table:number-columns-spanned="2" table:number-rows-spanned="1"/>
          <table:covered-table-cell table:style-name="ce374"/>
          <table:table-cell table:style-name="ce556" table:number-columns-spanned="2" table:number-rows-spanned="1"/>
          <table:covered-table-cell table:style-name="ce374"/>
          <table:table-cell table:style-name="ce560" table:number-columns-spanned="2" table:number-rows-spanned="1"/>
          <table:covered-table-cell table:style-name="ce374"/>
          <table:table-cell table:style-name="ce564" table:number-columns-spanned="2" table:number-rows-spanned="1"/>
          <table:covered-table-cell table:style-name="ce374"/>
          <table:table-cell table:style-name="ce568" table:number-columns-spanned="2" table:number-rows-spanned="1"/>
          <table:covered-table-cell table:style-name="ce374"/>
          <table:table-cell table:style-name="ce572" table:number-columns-spanned="2" table:number-rows-spanned="1"/>
          <table:covered-table-cell table:style-name="ce374"/>
          <table:table-cell table:style-name="ce576" table:number-columns-spanned="2" table:number-rows-spanned="1"/>
          <table:covered-table-cell table:style-name="ce374"/>
          <table:table-cell table:style-name="ce580" table:number-columns-spanned="2" table:number-rows-spanned="1"/>
          <table:covered-table-cell table:style-name="ce374"/>
          <table:table-cell table:style-name="ce584" table:number-columns-spanned="2" table:number-rows-spanned="1"/>
          <table:covered-table-cell table:style-name="ce374"/>
          <table:table-cell table:style-name="ce588" table:number-columns-spanned="2" table:number-rows-spanned="1"/>
          <table:covered-table-cell table:style-name="ce374"/>
          <table:table-cell table:style-name="ce592" table:number-columns-spanned="2" table:number-rows-spanned="1"/>
          <table:covered-table-cell table:style-name="ce374"/>
          <table:table-cell table:style-name="ce596" table:number-columns-spanned="2" table:number-rows-spanned="1"/>
          <table:covered-table-cell table:style-name="ce374"/>
          <table:table-cell table:style-name="ce600" table:number-columns-spanned="2" table:number-rows-spanned="1"/>
          <table:covered-table-cell table:style-name="ce374"/>
          <table:table-cell table:style-name="ce604" table:number-columns-spanned="2" table:number-rows-spanned="1"/>
          <table:covered-table-cell table:style-name="ce374"/>
          <table:table-cell table:style-name="ce608" table:number-columns-spanned="2" table:number-rows-spanned="1"/>
          <table:covered-table-cell table:style-name="ce374"/>
          <table:table-cell table:style-name="ce612" table:number-columns-spanned="2" table:number-rows-spanned="1"/>
          <table:covered-table-cell table:style-name="ce374"/>
          <table:table-cell table:style-name="ce616" table:number-columns-spanned="2" table:number-rows-spanned="1"/>
          <table:covered-table-cell table:style-name="ce374"/>
          <table:table-cell table:style-name="ce622" table:number-columns-spanned="2" table:number-rows-spanned="1"/>
          <table:covered-table-cell table:style-name="ce374"/>
          <table:table-cell table:style-name="ce628" table:number-columns-spanned="2" table:number-rows-spanned="1"/>
          <table:covered-table-cell table:style-name="ce374"/>
          <table:table-cell table:style-name="ce632" table:number-columns-spanned="2" table:number-rows-spanned="1"/>
          <table:covered-table-cell table:style-name="ce374"/>
          <table:table-cell table:style-name="ce636" table:number-columns-spanned="2" table:number-rows-spanned="1"/>
          <table:covered-table-cell table:style-name="ce374"/>
          <table:table-cell table:style-name="ce640" table:number-columns-spanned="2" table:number-rows-spanned="1"/>
          <table:covered-table-cell table:style-name="ce374"/>
          <table:table-cell table:style-name="ce644" table:number-columns-spanned="2" table:number-rows-spanned="1"/>
          <table:covered-table-cell table:style-name="ce374"/>
          <table:table-cell table:style-name="ce648" table:number-columns-spanned="2" table:number-rows-spanned="1"/>
          <table:covered-table-cell table:style-name="ce374"/>
          <table:table-cell table:style-name="ce652" table:number-columns-spanned="2" table:number-rows-spanned="1"/>
          <table:covered-table-cell table:style-name="ce374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6">
          <table:table-cell table:style-name="ce2"/>
          <table:table-cell table:style-name="ce13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0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5</text:p>
          </table:table-cell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6</text:p>
          </table:table-cell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7">
          <table:table-cell table:style-name="ce2"/>
          <table:table-cell table:style-name="ce24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repeated="26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653" table:number-columns-spanned="2" table:number-rows-spanned="1"/>
          <table:covered-table-cell table:style-name="ce65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3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</calcext:conditional-formats>
      </table:table>
      <table:table table:name="Task-Requirements" table:style-name="ta2">
        <table:table-column table:style-name="co5" table:default-cell-style-name="ce669"/>
        <table:table-column table:style-name="co6" table:default-cell-style-name="ce669"/>
        <table:table-column table:style-name="co7" table:default-cell-style-name="ce661"/>
        <table:table-column table:style-name="co8" table:default-cell-style-name="ce661"/>
        <table:table-column table:style-name="co7" table:default-cell-style-name="ce661"/>
        <table:table-column table:style-name="co6" table:default-cell-style-name="ce669"/>
        <table:table-column table:style-name="co7" table:default-cell-style-name="ce661"/>
        <table:table-column table:style-name="co6" table:default-cell-style-name="ce661"/>
        <table:table-column table:style-name="co7" table:default-cell-style-name="ce661"/>
        <table:table-column table:style-name="co6" table:default-cell-style-name="ce661"/>
        <table:table-column table:style-name="co4" table:number-columns-repeated="1014" table:default-cell-style-name="ce661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71" office:value-type="string" calcext:value-type="string">
            <text:p>Δt<text:span text:style-name="T1">exec</text:span></text:p>
          </table:table-cell>
          <table:table-cell table:style-name="ce673"/>
          <table:table-cell table:style-name="ce671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7" calcext:value-type="float">
            <text:p>7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20" calcext:value-type="float">
            <text:p>20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3" calcext:value-type="float">
            <text:p>3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2" calcext:value-type="float">
            <text:p>12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/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4" calcext:value-type="float">
            <text:p>4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0" calcext:value-type="float">
            <text:p>10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.00.0000</text:date>, <text:time style:data-style-name="N2" text:time-value="14:53:39.27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07-05T14:56:16.129000000</dc:date>
    <meta:editing-cycles>34</meta:editing-cycles>
    <meta:editing-duration>PT2H51M38S</meta:editing-duration>
    <meta:generator>LibreOffice/5.4.6.2$Windows_X86_64 LibreOffice_project/4014ce260a04f1026ba855d3b8d91541c224eab8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381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